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42H52M44.560051S" calcext:value-type="time">
            <text:p>942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ext sprite lighting/coloration, text in-world canvas purg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8H31M47.355S" calcext:value-type="time">
            <text:p>08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08:21:09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9T10:52:29.168000000</dc:date>
    <meta:editing-duration>P41DT7H21M12S</meta:editing-duration>
    <meta:editing-cycles>1095</meta:editing-cycles>
    <meta:generator>LibreOffice/7.2.6.2$Windows_X86_64 LibreOffice_project/b0ec3a565991f7569a5a7f5d24fed7f52653d754</meta:generator>
    <meta:document-statistic meta:table-count="2" meta:cell-count="1390" meta:object-count="0"/>
  </office:meta>
</office:document-meta>
</file>